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E7000002E29C3947DEB78FE0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6.878in" draw:z-index="0"><draw:image xlink:href="Pictures/10000000000002E7000002E29C3947DEB78FE0C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8:01:48.518047611</meta:creation-date>
    <dc:date>2017-02-07T18:02:18.532643516</dc:date>
    <meta:editing-duration>PT3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1.6.2.0$Linux_X86_64 LibreOffice_project/10m0$Build-2</meta:generator>
  </office:meta>
</office:document-meta>
</file>